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/IT 490 WD: Group Project Assignment 1</text:p>
      <text:p text:style-name="Standard"/>
      <text:p text:style-name="Standard">Assigned: <text:tab/>Tuesday, 2013-08-20</text:p>
      <text:p text:style-name="Standard">Due:<text:tab/><text:tab/>Wednesday, 2013-08-21 by 11:59 pm</text:p>
      <text:p text:style-name="Standard"/>
      <text:p text:style-name="Standard">Turn in via Blackboard</text:p>
      <text:p text:style-name="Standard"/>
      <text:p text:style-name="Standard"/>
      <text:p text:style-name="Standard">Come up with an idea for a website. It doesn't need to be perfect, but you should answer some of the following:</text:p>
      <text:list xml:id="list505836586" text:style-name="L1">
        <text:list-item>
          <text:p text:style-name="P1">What kind of website is it?</text:p>
          <text:list>
            <text:list-item>
              <text:p text:style-name="P1">E-Commerce (Amazon, NewEgg)</text:p>
            </text:list-item>
            <text:list-item>
              <text:p text:style-name="P1">Social Media (Facebook, Twitter)</text:p>
            </text:list-item>
            <text:list-item>
              <text:p text:style-name="P1">Blog/News (CNN, Lifehacker)</text:p>
            </text:list-item>
            <text:list-item>
              <text:p text:style-name="P1">Forums/User-driven (PhpBB, Reddit)</text:p>
            </text:list-item>
            <text:list-item>
              <text:p text:style-name="P1">Service (Library book-lookup, RSS reader, Photography portfolio)</text:p>
            </text:list-item>
          </text:list>
        </text:list-item>
        <text:list-item>
          <text:p text:style-name="P1">Who is the audience?</text:p>
          <text:list>
            <text:list-item>
              <text:p text:style-name="P1">e.x. A News blog for video games, A Social Media page for professional jugglers</text:p>
            </text:list-item>
          </text:list>
        </text:list-item>
        <text:list-item>
          <text:p text:style-name="P1">Any other</text:p>
        </text:list-item>
      </text:list>
      <text:p text:style-name="Standard"/>
      <text:p text:style-name="Standard">Your idea may or may not be used; on Thursday everyone will choose groups, so you might find someone who wants to work on something similar to you, or you will have to work on something slightly differ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4:54:56</meta:creation-date>
    <dc:date>2013-08-16T15:04:01</dc:date>
    <meta:editing-duration>PT8M27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35" meta:character-count="775" meta:non-whitespace-character-count="662"/>
  </office:meta>
</office:document-meta>
</file>